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6ae34" officeooo:paragraph-rsid="00396352"/>
    </style:style>
    <style:style style:name="P2" style:family="paragraph" style:parent-style-name="Text_20_body">
      <style:text-properties officeooo:rsid="0060defa" officeooo:paragraph-rsid="0066990f"/>
    </style:style>
    <style:style style:name="P3" style:family="paragraph" style:parent-style-name="Text_20_body">
      <style:text-properties officeooo:rsid="00240e88" officeooo:paragraph-rsid="00681483"/>
    </style:style>
    <style:style style:name="P4" style:family="paragraph" style:parent-style-name="Heading_20_1">
      <style:text-properties officeooo:rsid="006808bd" officeooo:paragraph-rsid="006808bd"/>
    </style:style>
    <style:style style:name="T1" style:family="text">
      <style:text-properties fo:font-size="7pt" officeooo:rsid="003a148c" style:font-size-asian="7pt" style:font-size-complex="7pt"/>
    </style:style>
    <style:style style:name="T2" style:family="text">
      <style:text-properties fo:font-size="7pt" officeooo:rsid="002efa7f" style:font-size-asian="7pt" style:font-size-complex="7pt"/>
    </style:style>
    <style:style style:name="T3" style:family="text">
      <style:text-properties fo:font-size="7pt" officeooo:rsid="005d8f4b" style:font-size-asian="7pt" style:font-size-complex="7pt"/>
    </style:style>
    <style:style style:name="T4" style:family="text">
      <style:text-properties fo:font-size="7pt" officeooo:rsid="006464a5" style:font-size-asian="7pt" style:font-size-complex="7pt"/>
    </style:style>
    <style:style style:name="T5" style:family="text">
      <style:text-properties fo:font-size="7pt" officeooo:rsid="00663727" style:font-size-asian="7pt" style:font-size-complex="7pt"/>
    </style:style>
    <style:style style:name="T6" style:family="text">
      <style:text-properties officeooo:rsid="0028143b"/>
    </style:style>
    <style:style style:name="T7" style:family="text">
      <style:text-properties officeooo:rsid="0029799f"/>
    </style:style>
    <style:style style:name="T8" style:family="text">
      <style:text-properties officeooo:rsid="002a06a4"/>
    </style:style>
    <style:style style:name="T9" style:family="text">
      <style:text-properties officeooo:rsid="006814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ntroduction</text:h>
      <text:p text:style-name="P1"><text:span text:style-name="T1">190</text:span><text:span text:style-name="T5">911</text:span><text:span text:style-name="T2">, updated </text:span><text:span text:style-name="T3">1</text:span><text:span text:style-name="T5">1</text:span><text:span text:style-name="T2">.</text:span><text:span text:style-name="T4">9</text:span><text:span text:style-name="T2">.2019/pekka</text:span></text:p>
      <text:p text:style-name="P3"><text:span text:style-name="T6">The </text:span>operating system abstraction layer, <text:span text:style-name="T7">eosal, provides the separation of powers: hardware and software. The eosal </text:span>wraps operating system and hardware dependent functionality <text:span text:style-name="T8">as function call interface. This interface is is similar for all platforms:</text:span> Purpose of the <text:span text:style-name="T6">operating system abstraction </text:span>is to separate platform dependent code from the bulk of the library. <text:span text:style-name="T8">Thus the IOCOM library can run on multiple platforms, like Windows, Linux and several micro-controllers, and be ported to new system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1T21:46:10.049800355</dc:date>
    <meta:editing-duration>PT13H28M53S</meta:editing-duration>
    <meta:editing-cycles>71</meta:editing-cycles>
    <meta:generator>LibreOffice/6.2.4.2$Linux_X86_64 LibreOffice_project/20$Build-2</meta:generator>
    <meta:document-statistic meta:table-count="0" meta:image-count="0" meta:object-count="0" meta:page-count="1" meta:paragraph-count="3" meta:word-count="78" meta:character-count="541" meta:non-whitespace-character-count="466"/>
  </office:meta>
</office:document-meta>
</file>